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cb4" officeooo:paragraph-rsid="00179cb4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T1" style:family="text">
      <style:text-properties officeooo:rsid="001792b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://dev-pv3.praeconis.fr/" text:style-name="Internet_20_link" text:visited-style-name="Visited_20_Internet_20_Link">Accueil</text:a> →<text:span text:style-name="T1"> </text:span><text:a xlink:type="simple" xlink:href="http://dev-pv3.praeconis.fr/admin" text:style-name="Internet_20_link" text:visited-style-name="Visited_20_Internet_20_Link">Administration</text:a> →<text:span text:style-name="T1"> </text:span><text:a xlink:type="simple" xlink:href="http://dev-pv3.praeconis.fr/admin/config" text:style-name="Internet_20_link" text:visited-style-name="Visited_20_Internet_20_Link">Configuration</text:a> →<text:span text:style-name="T1"> </text:span><text:a xlink:type="simple" xlink:href="http://dev-pv3.praeconis.fr/admin/config/praeconis/api" text:style-name="Internet_20_link" text:visited-style-name="Visited_20_Internet_20_Link">Praeconis API</text:a> →<text:span text:style-name="T1"> </text:span><text:a xlink:type="simple" xlink:href="http://dev-pv3.praeconis.fr/admin/config/praeconis/api/trinita" text:style-name="Internet_20_link" text:visited-style-name="Visited_20_Internet_20_Link">Trinita API</text:a> </text:p>
      <text:p text:style-name="Standard"/>
      <text:p text:style-name="Standard"><text:a xlink:type="simple" xlink:href="http://recette-trinitav3.mmc.lo/" text:style-name="Internet_20_link" text:visited-style-name="Visited_20_Internet_20_Link">http://recette-trinitav3.mmc.lo/</text:a></text:p>
      <text:p text:style-name="Standard"/>
      <text:p text:style-name="P1">admin</text:p>
      <text:p text:style-name="P1"/>
      <text:p text:style-name="P1">adminadmin</text:p>
      <text:p text:style-name="P1"/>
      <text:p text:style-name="P1">Mode Fake Couper PV3 de TV3 durant une maintenance</text:p>
      <text:p text:style-name="P1"/>
      <text:p text:style-name="P1">Test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3:35:49.298008702</meta:creation-date>
    <dc:date>2020-12-30T13:44:18.213110418</dc:date>
    <meta:editing-duration>PT8M28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6" meta:word-count="24" meta:character-count="174" meta:non-whitespace-character-count="155"/>
  </office:meta>
</office:document-meta>
</file>